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text-properties officeooo:rsid="001cbdab" officeooo:paragraph-rsid="001cbdab"/>
    </style:style>
    <style:style style:name="P4" style:family="paragraph" style:parent-style-name="Standard" style:list-style-name="L3">
      <style:text-properties officeooo:rsid="0012092a" officeooo:paragraph-rsid="0012092a"/>
    </style:style>
    <style:style style:name="P5" style:family="paragraph" style:parent-style-name="Standard" style:list-style-name="L3">
      <style:text-properties officeooo:rsid="00125725" officeooo:paragraph-rsid="00125725"/>
    </style:style>
    <style:style style:name="P6" style:family="paragraph" style:parent-style-name="Standard" style:list-style-name="L3">
      <style:text-properties officeooo:rsid="001360c8" officeooo:paragraph-rsid="001360c8"/>
    </style:style>
    <style:style style:name="P7" style:family="paragraph" style:parent-style-name="Standard" style:list-style-name="L3">
      <style:text-properties officeooo:rsid="00136584" officeooo:paragraph-rsid="00136584"/>
    </style:style>
    <style:style style:name="P8" style:family="paragraph" style:parent-style-name="Standard" style:list-style-name="L4"/>
    <style:style style:name="P9" style:family="paragraph" style:parent-style-name="Standard" style:list-style-name="L4">
      <style:text-properties officeooo:rsid="0016a875" officeooo:paragraph-rsid="0016a875"/>
    </style:style>
    <style:style style:name="P10" style:family="paragraph" style:parent-style-name="Standard" style:list-style-name="L5"/>
    <style:style style:name="P11" style:family="paragraph" style:parent-style-name="Standard" style:list-style-name="L5">
      <style:text-properties officeooo:rsid="001aa8ce" officeooo:paragraph-rsid="001aa8ce"/>
    </style:style>
    <style:style style:name="P12" style:family="paragraph" style:parent-style-name="Text_20_body" style:list-style-name="L6">
      <style:text-properties officeooo:paragraph-rsid="001feb21"/>
    </style:style>
    <style:style style:name="P13" style:family="paragraph" style:parent-style-name="Text_20_body" style:list-style-name="L6">
      <style:text-properties officeooo:paragraph-rsid="0021e38f"/>
    </style:style>
    <style:style style:name="P14" style:family="paragraph" style:parent-style-name="Text_20_body" style:list-style-name="L6">
      <style:text-properties officeooo:paragraph-rsid="002265f8"/>
    </style:style>
    <style:style style:name="P15" style:family="paragraph" style:parent-style-name="Text_20_body" style:list-style-name="L6">
      <style:text-properties officeooo:paragraph-rsid="0027bbc8"/>
    </style:style>
    <style:style style:name="P16" style:family="paragraph" style:parent-style-name="Text_20_body" style:list-style-name="L6">
      <style:text-properties officeooo:paragraph-rsid="0029a6b2"/>
    </style:style>
    <style:style style:name="P17" style:family="paragraph" style:parent-style-name="Text_20_body" style:list-style-name="L6">
      <style:text-properties officeooo:paragraph-rsid="002a41f9"/>
    </style:style>
    <style:style style:name="P18" style:family="paragraph" style:parent-style-name="Text_20_body" style:list-style-name="L7">
      <style:text-properties officeooo:rsid="002ba8e5" officeooo:paragraph-rsid="002ba8e5"/>
    </style:style>
    <style:style style:name="P19" style:family="paragraph" style:parent-style-name="Text_20_body" style:list-style-name="L8">
      <style:text-properties officeooo:paragraph-rsid="002ba8e5"/>
    </style:style>
    <style:style style:name="P20" style:family="paragraph" style:parent-style-name="Text_20_body" style:list-style-name="L7">
      <style:text-properties officeooo:paragraph-rsid="002ba8e5"/>
    </style:style>
    <style:style style:name="P21" style:family="paragraph" style:parent-style-name="Text_20_body" style:list-style-name="L7">
      <style:text-properties officeooo:rsid="002d476d" officeooo:paragraph-rsid="002d476d"/>
    </style:style>
    <style:style style:name="P22" style:family="paragraph" style:parent-style-name="Text_20_body" style:list-style-name="L9">
      <style:text-properties officeooo:rsid="002ec573" officeooo:paragraph-rsid="002ec573"/>
    </style:style>
    <style:style style:name="P23" style:family="paragraph" style:parent-style-name="Text_20_body" style:list-style-name="L8">
      <style:text-properties officeooo:rsid="002ec573" officeooo:paragraph-rsid="002ec573"/>
    </style:style>
    <style:style style:name="P24" style:family="paragraph" style:parent-style-name="Text_20_body" style:list-style-name="L8">
      <style:text-properties officeooo:rsid="002fb7a4" officeooo:paragraph-rsid="002fb7a4"/>
    </style:style>
    <style:style style:name="P25" style:family="paragraph" style:parent-style-name="Text_20_body" style:list-style-name="L10">
      <style:text-properties officeooo:rsid="00313bfe" officeooo:paragraph-rsid="00313bfe"/>
    </style:style>
    <style:style style:name="P26" style:family="paragraph" style:parent-style-name="Text_20_body" style:list-style-name="L8">
      <style:text-properties officeooo:rsid="003196e7" officeooo:paragraph-rsid="003196e7"/>
    </style:style>
    <style:style style:name="P27" style:family="paragraph" style:parent-style-name="Heading_20_1">
      <style:text-properties officeooo:rsid="002ba8e5" officeooo:paragraph-rsid="002ba8e5"/>
    </style:style>
    <style:style style:name="P28" style:family="paragraph" style:parent-style-name="Heading_20_1">
      <style:text-properties officeooo:rsid="002ec573" officeooo:paragraph-rsid="002ec573"/>
    </style:style>
    <style:style style:name="P29" style:family="paragraph" style:parent-style-name="Heading_20_1">
      <style:text-properties officeooo:rsid="00313bfe" officeooo:paragraph-rsid="00313bfe"/>
    </style:style>
    <style:style style:name="T1" style:family="text">
      <style:text-properties officeooo:rsid="00151169"/>
    </style:style>
    <style:style style:name="T2" style:family="text">
      <style:text-properties officeooo:rsid="0016099d"/>
    </style:style>
    <style:style style:name="T3" style:family="text">
      <style:text-properties officeooo:rsid="0019505b"/>
    </style:style>
    <style:style style:name="T4" style:family="text">
      <style:text-properties officeooo:rsid="001bba8e"/>
    </style:style>
    <style:style style:name="T5" style:family="text">
      <style:text-properties officeooo:rsid="001e245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eb21"/>
    </style:style>
    <style:style style:name="T8" style:family="text">
      <style:text-properties officeooo:rsid="0021e38f"/>
    </style:style>
    <style:style style:name="T9" style:family="text">
      <style:text-properties officeooo:rsid="002265f8"/>
    </style:style>
    <style:style style:name="T10" style:family="text">
      <style:text-properties officeooo:rsid="0027bbc8"/>
    </style:style>
    <style:style style:name="T11" style:family="text">
      <style:text-properties officeooo:rsid="0029a6b2"/>
    </style:style>
    <style:style style:name="T12" style:family="text">
      <style:text-properties officeooo:rsid="002a41f9"/>
    </style:style>
    <style:style style:name="T13" style:family="text">
      <style:text-properties officeooo:rsid="002ba8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yWeek 28 - <text:span text:style-name="T5">Towers of Strength</text:span></text:p>
      <text:h text:style-name="P29" text:outline-level="1">Tile codes - for creating levels</text:h>
      <text:list xml:id="list5547702820378811069" text:style-name="L10">
        <text:list-item>
          <text:p text:style-name="P25">Type [_orientation]</text:p>
        </text:list-item>
        <text:list-item>
          <text:p text:style-name="P25">Type:</text:p>
          <text:list>
            <text:list-item>
              <text:p text:style-name="P25">CG = coins gold, CS = coins silver, orientation: EW or NS</text:p>
            </text:list-item>
            <text:list-item>
              <text:p text:style-name="P25">C = corner, orientation NE, NW, SE, SW</text:p>
            </text:list-item>
            <text:list-item>
              <text:p text:style-name="P25">F = finish, orientation EW or NS</text:p>
            </text:list-item>
            <text:list-item>
              <text:p text:style-name="P25">O = open, no orientation</text:p>
            </text:list-item>
            <text:list-item>
              <text:p text:style-name="P25">S = spawn, orientation S or E (exit edge)</text:p>
            </text:list-item>
            <text:list-item>
              <text:p text:style-name="P25">L = straight line, orientation EW or NS</text:p>
            </text:list-item>
            <text:list-item>
              <text:p text:style-name="P25">T = terrain, no orientation, use number instead, e.g. T_01, T_02, etc</text:p>
            </text:list-item>
          </text:list>
        </text:list-item>
      </text:list>
      <text:h text:style-name="P28" text:outline-level="1">Structure - classes</text:h>
      <text:list xml:id="list5172905749075746255" text:style-name="L9">
        <text:list-item>
          <text:p text:style-name="P22">AbstractTile</text:p>
        </text:list-item>
        <text:list-item>
          <text:p text:style-name="P22">AbstractStaticTile</text:p>
        </text:list-item>
        <text:list-item>
          <text:p text:style-name="P22">AbstractTowerTile</text:p>
        </text:list-item>
        <text:list-item>
          <text:p text:style-name="P22">AbstractNutritionTile, AbstractHydrationTile, AbstractSupportersTile</text:p>
        </text:list-item>
        <text:list-item>
          <text:p text:style-name="P22">MouseMixin</text:p>
        </text:list-item>
        <text:list-item>
          <text:p text:style-name="P22">CanRunnerUseMixin</text:p>
        </text:list-item>
        <text:list-item>
          <text:p text:style-name="P22">Tile: an actual tile that will be shown on screen</text:p>
          <text:list>
            <text:list-item>
              <text:p text:style-name="P22">attribute: abstract_tile</text:p>
            </text:list-item>
            <text:list-item>
              <text:p text:style-name="P22">method draw: abstract_tile.draw(self)</text:p>
            </text:list-item>
          </text:list>
        </text:list-item>
      </text:list>
      <text:h text:style-name="P27" text:outline-level="1">To do</text:h>
      <text:list xml:id="list8655271047547862892" text:style-name="L8">
        <text:list-item>
          <text:p text:style-name="P26">Show terrain again - disable everything else</text:p>
          <text:list>
            <text:list-item>
              <text:p text:style-name="P26">Load tiles</text:p>
            </text:list-item>
          </text:list>
        </text:list-item>
        <text:list-item>
          <text:p text:style-name="P23">Create AbstractTile</text:p>
        </text:list-item>
        <text:list-item>
          <text:p text:style-name="P23">Rename TileTile to AbstractStaticTile</text:p>
        </text:list-item>
        <text:list-item>
          <text:p text:style-name="P24"><text:soft-page-break/>Move all into static_tiles</text:p>
        </text:list-item>
        <text:list-item>
          <text:p text:style-name="P24">Restructure: draw tiles, not spaces</text:p>
        </text:list-item>
        <text:list-item>
          <text:p text:style-name="P24"/>
        </text:list-item>
        <text:list-item>
          <text:p text:style-name="P19"><text:span text:style-name="T13">Static tile, tower tile, action tile</text:span></text:p>
        </text:list-item>
      </text:list>
      <text:list xml:id="list7065926776886515059" text:style-name="L7">
        <text:list-item>
          <text:list>
            <text:list-item>
              <text:p text:style-name="P20"><text:span text:style-name="T13">Superclass: Tile</text:span></text:p>
              <text:list>
                <text:list-item>
                  <text:p text:style-name="P18">draw(), __init__()</text:p>
                </text:list-item>
              </text:list>
            </text:list-item>
            <text:list-item>
              <text:p text:style-name="P18">StaticTile</text:p>
              <text:list>
                <text:list-item>
                  <text:p text:style-name="P18">draw(), __init__()</text:p>
                </text:list-item>
              </text:list>
            </text:list-item>
            <text:list-item>
              <text:p text:style-name="P18">TowerTile()</text:p>
              <text:list>
                <text:list-item>
                  <text:p text:style-name="P18">draw()</text:p>
                </text:list-item>
                <text:list-item>
                  <text:p text:style-name="P18">state: menu_inactive, menu_active, dragging, dropped</text:p>
                </text:list-item>
                <text:list-item>
                  <text:p text:style-name="P18">check Caje’s code to see how it currently works</text:p>
                </text:list-item>
              </text:list>
            </text:list-item>
            <text:list-item>
              <text:p text:style-name="P18">ActionTile</text:p>
              <text:list>
                <text:list-item>
                  <text:p text:style-name="P18">on_enter()</text:p>
                </text:list-item>
              </text:list>
            </text:list-item>
          </text:list>
        </text:list-item>
        <text:list-item>
          <text:p text:style-name="P21">UseOnceMixIn</text:p>
          <text:list>
            <text:list-item>
              <text:p text:style-name="P21">.used: set()</text:p>
            </text:list-item>
            <text:list-item>
              <text:p text:style-name="P21">.runner_can_use:</text:p>
              <text:list>
                <text:list-item>
                  <text:p text:style-name="P21">override Tile’s action method</text:p>
                </text:list-item>
              </text:list>
            </text:list-item>
          </text:list>
        </text:list-item>
        <text:list-item>
          <text:p text:style-name="P21">MoneyTile</text:p>
          <text:list>
            <text:list-item>
              <text:p text:style-name="P21">.visited: set()</text:p>
            </text:list-item>
            <text:list-item>
              <text:p text:style-name="P21">.action:</text:p>
              <text:list>
                <text:list-item>
                  <text:p text:style-name="P21">any runners on this tile, if not in set - pay money, then add to .visited</text:p>
                </text:list-item>
              </text:list>
            </text:list-item>
          </text:list>
        </text:list-item>
        <text:list-item>
          <text:p text:style-name="P21">TowerTile</text:p>
          <text:list>
            <text:list-item>
              <text:p text:style-name="P21">When you place it</text:p>
              <text:list>
                <text:list-item>
                  <text:p text:style-name="P21">set path_neighbours - all neighbouring tiles which are a path, with additional orthogonal flat</text:p>
                </text:list-item>
                <text:list-item>
                  <text:p text:style-name="P21">add to action tiles</text:p>
                </text:list-item>
                <text:list-item>
                  <text:p text:style-name="P21">set orientation</text:p>
                </text:list-item>
              </text:list>
            </text:list-item>
            <text:list-item>
              <text:p text:style-name="P21"/>
            </text:list-item>
          </text:list>
        </text:list-item>
        <text:list-item>
          <text:p text:style-name="P21">SupportersTile(TowerTile), NutritionTile(TowerTile), HydrationTile(TowerTile)</text:p>
        </text:list-item>
        <text:list-item>
          <text:p text:style-name="P21"><text:soft-page-break/>do_actions</text:p>
          <text:list>
            <text:list-item>
              <text:p text:style-name="P21">Run once per tick</text:p>
            </text:list-item>
            <text:list-item>
              <text:p text:style-name="P21">For each tile in action tiles</text:p>
              <text:list>
                <text:list-item>
                  <text:p text:style-name="P21">call tile.action</text:p>
                </text:list-item>
              </text:list>
            </text:list-item>
          </text:list>
        </text:list-item>
        <text:list-item>
          <text:p text:style-name="P18">Menu tiles - remove euro sign</text:p>
        </text:list-item>
        <text:list-item>
          <text:p text:style-name="P18">Money tiles - smaller coins, more of them</text:p>
        </text:list-item>
        <text:list-item>
          <text:p text:style-name="P18">Track money</text:p>
          <text:list>
            <text:list-item>
              <text:p text:style-name="P18">Starting money</text:p>
            </text:list-item>
            <text:list-item>
              <text:p text:style-name="P18">Increase when going over coins</text:p>
            </text:list-item>
            <text:list-item>
              <text:p text:style-name="P18"/>
            </text:list-item>
          </text:list>
        </text:list-item>
      </text:list>
      <text:h text:style-name="Heading_20_1" text:outline-level="1">Basic idea</text:h>
      <text:list xml:id="list5665035993029141334" text:style-name="L1">
        <text:list-item>
          <text:p text:style-name="P1">Enemy troops stream in, following a fixed path</text:p>
        </text:list-item>
        <text:list-item>
          <text:p text:style-name="P1">Player can place towers, which shoot at any enemy within range</text:p>
        </text:list-item>
        <text:list-item>
          <text:p text:style-name="P1">Enemies either die directly when short or loose hit points - and die when they get to 0</text:p>
        </text:list-item>
        <text:list-item>
          <text:p text:style-name="P1">Any enemy which gets through to the end point (e.g. the castle) does damage to the player</text:p>
        </text:list-item>
        <text:list-item>
          <text:p text:style-name="P1">The game finishes when the player has too much damage</text:p>
        </text:list-item>
      </text:list>
      <text:h text:style-name="Heading_20_1" text:outline-level="1">Standard additional mechanisms</text:h>
      <text:list xml:id="list2649086629054410428" text:style-name="L2">
        <text:list-item>
          <text:p text:style-name="P2">Each enemy which dies gives the player more money</text:p>
        </text:list-item>
        <text:list-item>
          <text:p text:style-name="P2">Player starts with a certain amount of money</text:p>
        </text:list-item>
        <text:list-item>
          <text:p text:style-name="P2">Placing towers cost money</text:p>
        </text:list-item>
        <text:list-item>
          <text:p text:style-name="P2">Towers have different abilities - range, accuracy, power, etc</text:p>
        </text:list-item>
        <text:list-item>
          <text:p text:style-name="P2">More powerful towers cost more</text:p>
        </text:list-item>
        <text:list-item>
          <text:p text:style-name="P2">It may take a while to build a tower and/or before it becomes active</text:p>
        </text:list-item>
        <text:list-item>
          <text:p text:style-name="P2">Towers may get introduced in later levels</text:p>
        </text:list-item>
        <text:list-item>
          <text:p text:style-name="P2">Enemies arrive in waves</text:p>
        </text:list-item>
        <text:list-item>
          <text:p text:style-name="P2">There are different types of enemies</text:p>
        </text:list-item>
        <text:list-item>
          <text:p text:style-name="P2">Enemies shoot back at the towers - too much damage and a tower gets destroyed</text:p>
        </text:list-item>
      </text:list>
      <text:h text:style-name="Heading_20_1" text:outline-level="1">Some new or interesting ideas</text:h>
      <text:list xml:id="list5093702734401270525" text:style-name="L3">
        <text:list-item>
          <text:p text:style-name="P3"><text:span text:style-name="T6">Tower of Strength</text:span>: Instead of the towers by the side of the road shooting, they could be a positive thing. For instance, giving food and drink to refugees or shouts of encouragement during a Tour de France hill climb. The aim is to get as many people/riders as possible to the end/finish line, as quickly as possible</text:p>
        </text:list-item>
        <text:list-item>
          <text:p text:style-name="P4">Different setting or theme - free resources may limit this</text:p>
        </text:list-item>
        <text:list-item>
          <text:p text:style-name="P4">Different viewpoint (typically top-down or isometric)</text:p>
          <text:list>
            <text:list-item>
              <text:p text:style-name="P4">A character which runs around and places the towers</text:p>
            </text:list-item>
          </text:list>
        </text:list-item>
        <text:list-item>
          <text:p text:style-name="P4">Player can change the terrain, e.g. blow up a bridge, to slow down or redirect the enemy troops</text:p>
        </text:list-item>
        <text:list-item>
          <text:p text:style-name="P5"><text:soft-page-break/>The game places the tower (fixed sequence, random order, AI), player has to plan the waves/routes to get through</text:p>
        </text:list-item>
        <text:list-item>
          <text:p text:style-name="P6">Everything is made up of wooden blocks - 3D look - wood grain texture on simple squares</text:p>
        </text:list-item>
        <text:list-item>
          <text:p text:style-name="P7">The game ages - towers fall apart (<text:span text:style-name="T1">decrease in </text:span>power, stop, then disappear), terrain tiles disappear (leaving black holes) i.e. less spaces to place the towers</text:p>
        </text:list-item>
      </text:list>
      <text:h text:style-name="Heading_20_1" text:outline-level="1"><text:span text:style-name="T2">Maybe: </text:span>story arch</text:h>
      <text:list xml:id="list9203023560286926829" text:style-name="L4">
        <text:list-item>
          <text:p text:style-name="P8">Beginning <text:span text:style-name="T2">(hope, curiosity) </text:span>- weak start, getting used to the game, getting an economy going</text:p>
        </text:list-item>
        <text:list-item>
          <text:p text:style-name="P8">Middle <text:span text:style-name="T2">(feeling of control and expertise) </text:span>- powerful, cruising along, building up defen<text:span text:style-name="T2">c</text:span>e</text:p>
        </text:list-item>
        <text:list-item>
          <text:p text:style-name="P8">End <text:span text:style-name="T2">(challenge, panic, excitement) </text:span>- boss monster, large wave, serious challenge</text:p>
        </text:list-item>
        <text:list-item>
          <text:p text:style-name="P9">Repeat - next level, next wave, new monsters, new towers</text:p>
        </text:list-item>
      </text:list>
      <text:h text:style-name="Heading_20_1" text:outline-level="1">The plan - getting it done</text:h>
      <text:p text:style-name="Standard">Initial tasks - MVP</text:p>
      <text:list xml:id="list9130638957075142777" text:style-name="L5">
        <text:list-item>
          <text:p text:style-name="P10">Draw a map</text:p>
          <text:list>
            <text:list-item>
              <text:p text:style-name="P10">First draw one by hand, to get a feel for how it all ties together</text:p>
            </text:list-item>
            <text:list-item>
              <text:p text:style-name="P10">CVS file (created in a spreadsheet) with grid, say <text:span text:style-name="T4">8</text:span> x <text:span text:style-name="T4">8</text:span> (but rotated 45 degrees - isometric)</text:p>
            </text:list-item>
            <text:list-item>
              <text:p text:style-name="P10">Develop some simple code, e.g. </text:p>
              <text:list>
                <text:list-item>
                  <text:p text:style-name="P11">Path pieces all have a code with two or more wind-directions, e.g.</text:p>
                  <text:list>
                    <text:list-item>
                      <text:p text:style-name="P11">NS - vertical (north to south)</text:p>
                    </text:list-item>
                    <text:list-item>
                      <text:p text:style-name="P11">EW - horizontal (east to west)</text:p>
                    </text:list-item>
                    <text:list-item>
                      <text:p text:style-name="P11">NESW - crossing - all 4</text:p>
                    </text:list-item>
                    <text:list-item>
                      <text:p text:style-name="P11">NES - t-junction</text:p>
                    </text:list-item>
                    <text:list-item>
                      <text:p text:style-name="P11">NE - corner</text:p>
                    </text:list-item>
                  </text:list>
                </text:list-item>
                <text:list-item>
                  <text:p text:style-name="P11">Other tiles:</text:p>
                  <text:list>
                    <text:list-item>
                      <text:p text:style-name="P11">T - random tile which could take a tower</text:p>
                    </text:list-item>
                    <text:list-item>
                      <text:p text:style-name="P11">F - random feature, e.g. a tree - can’t take a tower</text:p>
                    </text:list-item>
                    <text:list-item>
                      <text:p text:style-name="P11">SP+N/E/S/W - spawn point, e.g. SPN - spawn point with path exit going north</text:p>
                    </text:list-item>
                    <text:list-item>
                      <text:p text:style-name="P11">B+N/E/S/W - Base point - our base which needs protecting</text:p>
                    </text:list-item>
                  </text:list>
                </text:list-item>
              </text:list>
            </text:list-item>
            <text:list-item>
              <text:p text:style-name="P10">Python code which reads the CVS file and shows the correct images</text:p>
            </text:list-item>
          </text:list>
        </text:list-item>
        <text:list-item>
          <text:p text:style-name="P10">Enemies</text:p>
          <text:list>
            <text:list-item>
              <text:p text:style-name="P10">Find some enemies that will move over the map</text:p>
            </text:list-item>
            <text:list-item>
              <text:p text:style-name="P10">Python code which uses the CVS file to work out the route</text:p>
              <text:list>
                <text:list-item>
                  <text:p text:style-name="P10">and which moves one enemy over the route</text:p>
                </text:list-item>
              </text:list>
            </text:list-item>
          </text:list>
        </text:list-item>
        <text:list-item>
          <text:p text:style-name="P10">Sketch a basic interface</text:p>
          <text:list>
            <text:list-item>
              <text:p text:style-name="P10">Map in the middle</text:p>
            </text:list-item>
            <text:list-item>
              <text:p text:style-name="P10">Current score - <text:span text:style-name="T3">money</text:span></text:p>
            </text:list-item>
            <text:list-item>
              <text:p text:style-name="P10">New towers to drag and drop</text:p>
            </text:list-item>
          </text:list>
        </text:list-item>
      </text:list>
      <text:h text:style-name="Heading_20_1" text:outline-level="1">Assets (maybe) used</text:h>
      <text:list xml:id="list4442309973834469606" text:style-name="L6">
        <text:list-item>
          <text:p text:style-name="P12"><text:a xlink:type="simple" xlink:href="https://opengameart.org/content/sport-players" text:style-name="Internet_20_link" text:visited-style-name="Visited_20_Internet_20_Link">https://opengameart.org/content/sport-players</text:a> - “<text:span text:style-name="T7">Don't hesitate to send a link in case of usage ( not obligation ) just to feed my curiosity. Thanks “</text:span></text:p>
        </text:list-item>
        <text:list-item>
          <text:p text:style-name="P13"><text:a xlink:type="simple" xlink:href="https://opengameart.org/content/sports-pack-350" text:style-name="Internet_20_link" text:visited-style-name="Visited_20_Internet_20_Link">https://opengameart.org/content/sports-pack-350</text:a> - “<text:span text:style-name="T8">Credit "Kenney.nl" or "www.kenney.nl", this is not mandatory.”</text:span></text:p>
        </text:list-item>
        <text:list-item>
          <text:p text:style-name="P13"><text:soft-page-break/><text:a xlink:type="simple" xlink:href="https://opengameart.org/content/isometric-people" text:style-name="Internet_20_link" text:visited-style-name="Visited_20_Internet_20_Link">https://opengameart.org/content/isometric-people</text:a></text:p>
        </text:list-item>
        <text:list-item>
          <text:p text:style-name="P14"><text:a xlink:type="simple" xlink:href="https://opengameart.org/content/isometric-classic-hero-tiles-32x32" text:style-name="Internet_20_link" text:visited-style-name="Visited_20_Internet_20_Link">https://opengameart.org/content/isometric-classic-hero-tiles-32x32</text:a> - “<text:span text:style-name="T9">***OPTIONAL*** It would be nice to receive credit if you use these, as well as let me know about your project!”</text:span></text:p>
        </text:list-item>
        <text:list-item>
          <text:p text:style-name="P14"><text:a xlink:type="simple" xlink:href="https://opengameart.org/content/isometric-hero-and-heroine" text:style-name="Internet_20_link" text:visited-style-name="Visited_20_Internet_20_Link">https://opengameart.org/content/isometric-hero-and-heroine</text:a> - </text:p>
        </text:list-item>
        <text:list-item>
          <text:p text:style-name="P15"><text:span text:style-name="T10">Banana: </text:span><text:a xlink:type="simple" xlink:href="https://thenounproject.com/search/?q=banana&amp;i=1481907" text:style-name="Internet_20_link" text:visited-style-name="Visited_20_Internet_20_Link">https://thenounproject.com/search/?q=banana&amp;i=1481907</text:a></text:p>
        </text:list-item>
        <text:list-item>
          <text:p text:style-name="P16"><text:span text:style-name="T11">Water: </text:span><text:a xlink:type="simple" xlink:href="https://thenounproject.com/search/?q=water&amp;i=1706838" text:style-name="Internet_20_link" text:visited-style-name="Visited_20_Internet_20_Link">https://thenounproject.com/search/?q=water&amp;i=1706838</text:a></text:p>
        </text:list-item>
        <text:list-item>
          <text:p text:style-name="P17"><text:span text:style-name="T12">Exhausted: </text:span><text:a xlink:type="simple" xlink:href="https://thenounproject.com/search/?q=exhausted&amp;i=329900" text:style-name="Internet_20_link" text:visited-style-name="Visited_20_Internet_20_Link">https://thenounproject.com/search/?q=exhausted&amp;i=329900</text:a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3:24:29.867261273</meta:creation-date>
    <dc:date>2019-09-28T11:40:12.802375227</dc:date>
    <meta:editing-duration>PT6H37M57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5" meta:paragraph-count="132" meta:word-count="1003" meta:character-count="5632" meta:non-whitespace-character-count="4876"/>
  </office:meta>
</office:document-meta>
</file>